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34292" officeooo:paragraph-rsid="00134292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34292" officeooo:paragraph-rsid="00134292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officeooo:rsid="00134292" officeooo:paragraph-rsid="00134292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34292" officeooo:paragraph-rsid="00134292"/>
    </style:style>
    <style:style style:name="P5" style:family="paragraph" style:parent-style-name="Text_20_body">
      <style:paragraph-properties style:writing-mode="lr-tb"/>
    </style:style>
    <style:style style:name="P6" style:family="paragraph" style:parent-style-name="Preformatted_20_Text">
      <style:paragraph-properties fo:margin-top="0cm" fo:margin-bottom="0.499cm" loext:contextual-spacing="false" style:writing-mode="lr-tb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Heading_20_2">
      <style:paragraph-properties fo:text-align="start" style:justify-single-word="false"/>
      <style:text-properties style:text-underline-style="none" officeooo:rsid="00134292" officeooo:paragraph-rsid="00134292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GF-Server (FreeMind Project)</text:p>
      <text:p text:style-name="P2"/>
      <text:list xml:id="list3388068735508465352" text:style-name="L1">
        <text:list-item>
          <text:p text:style-name="P3">Debian 8 Server der als Daten Server (Samba) fungieren soll</text:p>
        </text:list-item>
        <text:list-item>
          <text:p text:style-name="P3">Notwendige Pakete: python3 curl sqlite3 htop gcc sudo</text:p>
        </text:list-item>
        <text:list-item>
          <text:p text:style-name="P3">Desktop Applikation mit folgender Konfiguration</text:p>
          <text:list>
            <text:list-item>
              <text:p text:style-name="P3">Herunterfahren</text:p>
            </text:list-item>
            <text:list-item>
              <text:p text:style-name="P3">Status Abfrage</text:p>
            </text:list-item>
            <text:list-item>
              <text:p text:style-name="P3">Backup</text:p>
            </text:list-item>
            <text:list-item>
              <text:p text:style-name="P3">logging</text:p>
            </text:list-item>
            <text:list-item>
              <text:p text:style-name="P3">backups wiederherstellen</text:p>
            </text:list-item>
            <text:list-item>
              <text:p text:style-name="P3">updates</text:p>
            </text:list-item>
          </text:list>
        </text:list-item>
      </text:list>
      <text:p text:style-name="P2"/>
      <text:h text:style-name="P8" text:outline-level="2"><text:bookmark text:name="Sending"/>Sending</text:h>
      <text:p text:style-name="Text_20_body"><text:bookmark text:name="line-10"/><text:bookmark text:name="line-11"/><text:bookmark text:name="line-12"/>Here's simple code to post a note by UDP in Python: <text:bookmark text:name="line-13"/><text:bookmark text:name="line-14"/><text:bookmark text:name="line-15"/><text:bookmark text:name="line-16"/><text:bookmark text:name="line-17"/><text:bookmark text:name="line-18"/><text:bookmark text:name="line-19"/><text:bookmark text:name="line-20"/></text:p>
      <text:p text:style-name="P5"><text:bookmark text:name="line-21"/><text:bookmark text:name="line-22"/><text:bookmark text:name="line-23"/><text:bookmark text:name="line-24"/><text:bookmark text:name="line-25"/><text:bookmark text:name="line-26"/><text:bookmark text:name="line-27"/><text:bookmark text:name="line-28"/><text:bookmark text:name="line-29"/><text:bookmark text:name="line-30"/><text:bookmark text:name="line-31"/><text:bookmark text:name="line-32"/><text:bookmark text:name="line-33"/><text:bookmark text:name="line-34"/><text:bookmark text:name="line-1-1"/><text:a xlink:type="simple" xlink:href="https://wiki.python.org/moin/UdpCommunication#" text:style-name="Internet_20_link" text:visited-style-name="Visited_20_Internet_20_Link">Toggle line numbers</text:a><text:span text:style-name="T1"> </text:span></text:p>
      <text:p text:style-name="P7"><text:bookmark text:name="CA-35bc2e72f511523a75a87054d8cb18aa6a170a26"/><text:a xlink:type="simple" xlink:href="https://wiki.python.org/moin/UdpCommunication#CA-35bc2e72f511523a75a87054d8cb18aa6a170a26_1" text:style-name="Internet_20_link" text:visited-style-name="Visited_20_Internet_20_Link"><text:s text:c="3"/></text:a><text:a xlink:type="simple" xlink:href="https://wiki.python.org/moin/UdpCommunication#CA-35bc2e72f511523a75a87054d8cb18aa6a170a26_1" text:style-name="Internet_20_link" text:visited-style-name="Visited_20_Internet_20_Link"><text:span text:style-name="T1">1</text:span></text:a><text:span text:style-name="T1"> </text:span><text:bookmark text:name="CA-35bc2e72f511523a75a87054d8cb18aa6a170a26_1"/><text:bookmark text:name="line-1-2"/><text:span text:style-name="T1">import socket</text:span></text:p>
      <text:p text:style-name="P7"><text:a xlink:type="simple" xlink:href="https://wiki.python.org/moin/UdpCommunication#CA-35bc2e72f511523a75a87054d8cb18aa6a170a26_2" text:style-name="Internet_20_link" text:visited-style-name="Visited_20_Internet_20_Link"><text:s text:c="3"/></text:a><text:a xlink:type="simple" xlink:href="https://wiki.python.org/moin/UdpCommunication#CA-35bc2e72f511523a75a87054d8cb18aa6a170a26_2" text:style-name="Internet_20_link" text:visited-style-name="Visited_20_Internet_20_Link"><text:span text:style-name="T1">2</text:span></text:a><text:span text:style-name="T1"> </text:span><text:bookmark text:name="CA-35bc2e72f511523a75a87054d8cb18aa6a170a26_2"/><text:bookmark text:name="line-2-1"/></text:p>
      <text:p text:style-name="P7"><text:a xlink:type="simple" xlink:href="https://wiki.python.org/moin/UdpCommunication#CA-35bc2e72f511523a75a87054d8cb18aa6a170a26_3" text:style-name="Internet_20_link" text:visited-style-name="Visited_20_Internet_20_Link"><text:s text:c="3"/></text:a><text:a xlink:type="simple" xlink:href="https://wiki.python.org/moin/UdpCommunication#CA-35bc2e72f511523a75a87054d8cb18aa6a170a26_3" text:style-name="Internet_20_link" text:visited-style-name="Visited_20_Internet_20_Link"><text:span text:style-name="T1">3</text:span></text:a><text:span text:style-name="T1"> </text:span><text:bookmark text:name="CA-35bc2e72f511523a75a87054d8cb18aa6a170a26_3"/><text:bookmark text:name="line-3-1"/><text:span text:style-name="T1">UDP_IP = "127.0.0.1"</text:span></text:p>
      <text:p text:style-name="P7"><text:a xlink:type="simple" xlink:href="https://wiki.python.org/moin/UdpCommunication#CA-35bc2e72f511523a75a87054d8cb18aa6a170a26_4" text:style-name="Internet_20_link" text:visited-style-name="Visited_20_Internet_20_Link"><text:s text:c="3"/></text:a><text:a xlink:type="simple" xlink:href="https://wiki.python.org/moin/UdpCommunication#CA-35bc2e72f511523a75a87054d8cb18aa6a170a26_4" text:style-name="Internet_20_link" text:visited-style-name="Visited_20_Internet_20_Link"><text:span text:style-name="T1">4</text:span></text:a><text:span text:style-name="T1"> </text:span><text:bookmark text:name="CA-35bc2e72f511523a75a87054d8cb18aa6a170a26_4"/><text:bookmark text:name="line-4-1"/><text:span text:style-name="T1">UDP_PORT = 5005</text:span></text:p>
      <text:p text:style-name="P7"><text:a xlink:type="simple" xlink:href="https://wiki.python.org/moin/UdpCommunication#CA-35bc2e72f511523a75a87054d8cb18aa6a170a26_5" text:style-name="Internet_20_link" text:visited-style-name="Visited_20_Internet_20_Link"><text:s text:c="3"/></text:a><text:a xlink:type="simple" xlink:href="https://wiki.python.org/moin/UdpCommunication#CA-35bc2e72f511523a75a87054d8cb18aa6a170a26_5" text:style-name="Internet_20_link" text:visited-style-name="Visited_20_Internet_20_Link"><text:span text:style-name="T1">5</text:span></text:a><text:span text:style-name="T1"> </text:span><text:bookmark text:name="CA-35bc2e72f511523a75a87054d8cb18aa6a170a26_5"/><text:bookmark text:name="line-5-1"/><text:span text:style-name="T1">MESSAGE = "Hello, World!"</text:span></text:p>
      <text:p text:style-name="P7"><text:a xlink:type="simple" xlink:href="https://wiki.python.org/moin/UdpCommunication#CA-35bc2e72f511523a75a87054d8cb18aa6a170a26_6" text:style-name="Internet_20_link" text:visited-style-name="Visited_20_Internet_20_Link"><text:s text:c="3"/></text:a><text:a xlink:type="simple" xlink:href="https://wiki.python.org/moin/UdpCommunication#CA-35bc2e72f511523a75a87054d8cb18aa6a170a26_6" text:style-name="Internet_20_link" text:visited-style-name="Visited_20_Internet_20_Link"><text:span text:style-name="T1">6</text:span></text:a><text:span text:style-name="T1"> </text:span><text:bookmark text:name="CA-35bc2e72f511523a75a87054d8cb18aa6a170a26_6"/><text:bookmark text:name="line-6-1"/></text:p>
      <text:p text:style-name="P7"><text:a xlink:type="simple" xlink:href="https://wiki.python.org/moin/UdpCommunication#CA-35bc2e72f511523a75a87054d8cb18aa6a170a26_7" text:style-name="Internet_20_link" text:visited-style-name="Visited_20_Internet_20_Link"><text:s text:c="3"/></text:a><text:a xlink:type="simple" xlink:href="https://wiki.python.org/moin/UdpCommunication#CA-35bc2e72f511523a75a87054d8cb18aa6a170a26_7" text:style-name="Internet_20_link" text:visited-style-name="Visited_20_Internet_20_Link"><text:span text:style-name="T1">7</text:span></text:a><text:span text:style-name="T1"> </text:span><text:bookmark text:name="CA-35bc2e72f511523a75a87054d8cb18aa6a170a26_7"/><text:bookmark text:name="line-7-1"/><text:span text:style-name="T1">print "UDP target IP:", UDP_IP</text:span></text:p>
      <text:p text:style-name="P7"><text:a xlink:type="simple" xlink:href="https://wiki.python.org/moin/UdpCommunication#CA-35bc2e72f511523a75a87054d8cb18aa6a170a26_8" text:style-name="Internet_20_link" text:visited-style-name="Visited_20_Internet_20_Link"><text:s text:c="3"/></text:a><text:a xlink:type="simple" xlink:href="https://wiki.python.org/moin/UdpCommunication#CA-35bc2e72f511523a75a87054d8cb18aa6a170a26_8" text:style-name="Internet_20_link" text:visited-style-name="Visited_20_Internet_20_Link"><text:span text:style-name="T1">8</text:span></text:a><text:span text:style-name="T1"> </text:span><text:bookmark text:name="CA-35bc2e72f511523a75a87054d8cb18aa6a170a26_8"/><text:bookmark text:name="line-8-1"/><text:span text:style-name="T1">print "UDP target port:", UDP_PORT</text:span></text:p>
      <text:p text:style-name="P7"><text:a xlink:type="simple" xlink:href="https://wiki.python.org/moin/UdpCommunication#CA-35bc2e72f511523a75a87054d8cb18aa6a170a26_9" text:style-name="Internet_20_link" text:visited-style-name="Visited_20_Internet_20_Link"><text:s text:c="3"/></text:a><text:a xlink:type="simple" xlink:href="https://wiki.python.org/moin/UdpCommunication#CA-35bc2e72f511523a75a87054d8cb18aa6a170a26_9" text:style-name="Internet_20_link" text:visited-style-name="Visited_20_Internet_20_Link"><text:span text:style-name="T1">9</text:span></text:a><text:span text:style-name="T1"> </text:span><text:bookmark text:name="CA-35bc2e72f511523a75a87054d8cb18aa6a170a26_9"/><text:bookmark text:name="line-9-1"/><text:span text:style-name="T1">print "message:", MESSAGE</text:span></text:p>
      <text:p text:style-name="P7"><text:a xlink:type="simple" xlink:href="https://wiki.python.org/moin/UdpCommunication#CA-35bc2e72f511523a75a87054d8cb18aa6a170a26_10" text:style-name="Internet_20_link" text:visited-style-name="Visited_20_Internet_20_Link"><text:s text:c="2"/></text:a><text:a xlink:type="simple" xlink:href="https://wiki.python.org/moin/UdpCommunication#CA-35bc2e72f511523a75a87054d8cb18aa6a170a26_10" text:style-name="Internet_20_link" text:visited-style-name="Visited_20_Internet_20_Link"><text:span text:style-name="T1">10</text:span></text:a><text:span text:style-name="T1"> </text:span><text:bookmark text:name="CA-35bc2e72f511523a75a87054d8cb18aa6a170a26_10"/><text:bookmark text:name="line-10-1"/></text:p>
      <text:p text:style-name="P7"><text:a xlink:type="simple" xlink:href="https://wiki.python.org/moin/UdpCommunication#CA-35bc2e72f511523a75a87054d8cb18aa6a170a26_11" text:style-name="Internet_20_link" text:visited-style-name="Visited_20_Internet_20_Link"><text:s text:c="2"/></text:a><text:a xlink:type="simple" xlink:href="https://wiki.python.org/moin/UdpCommunication#CA-35bc2e72f511523a75a87054d8cb18aa6a170a26_11" text:style-name="Internet_20_link" text:visited-style-name="Visited_20_Internet_20_Link"><text:span text:style-name="T1">11</text:span></text:a><text:span text:style-name="T1"> </text:span><text:bookmark text:name="CA-35bc2e72f511523a75a87054d8cb18aa6a170a26_11"/><text:bookmark text:name="line-11-1"/><text:span text:style-name="T1">sock = socket.socket(socket.AF_INET, # Internet</text:span></text:p>
      <text:p text:style-name="P7"><text:a xlink:type="simple" xlink:href="https://wiki.python.org/moin/UdpCommunication#CA-35bc2e72f511523a75a87054d8cb18aa6a170a26_12" text:style-name="Internet_20_link" text:visited-style-name="Visited_20_Internet_20_Link"><text:s text:c="2"/></text:a><text:a xlink:type="simple" xlink:href="https://wiki.python.org/moin/UdpCommunication#CA-35bc2e72f511523a75a87054d8cb18aa6a170a26_12" text:style-name="Internet_20_link" text:visited-style-name="Visited_20_Internet_20_Link"><text:span text:style-name="T1">12</text:span></text:a><text:span text:style-name="T1"> </text:span><text:bookmark text:name="CA-35bc2e72f511523a75a87054d8cb18aa6a170a26_12"/><text:bookmark text:name="line-12-1"/><text:span text:style-name="T1"><text:s text:c="21"/>socket.SOCK_DGRAM) # UDP</text:span></text:p>
      <text:p text:style-name="P6"><text:a xlink:type="simple" xlink:href="https://wiki.python.org/moin/UdpCommunication#CA-35bc2e72f511523a75a87054d8cb18aa6a170a26_13" text:style-name="Internet_20_link" text:visited-style-name="Visited_20_Internet_20_Link"><text:s text:c="2"/></text:a><text:a xlink:type="simple" xlink:href="https://wiki.python.org/moin/UdpCommunication#CA-35bc2e72f511523a75a87054d8cb18aa6a170a26_13" text:style-name="Internet_20_link" text:visited-style-name="Visited_20_Internet_20_Link"><text:span text:style-name="T1">13</text:span></text:a><text:span text:style-name="T1"> </text:span><text:bookmark text:name="CA-35bc2e72f511523a75a87054d8cb18aa6a170a26_13"/><text:bookmark text:name="line-13-1"/><text:span text:style-name="T1">sock.sendto(MESSAGE, (UDP_IP, UDP_PORT))</text:span></text:p>
      <text:h text:style-name="Heading_20_2" text:outline-level="2"><text:bookmark text:name="line-35"/><text:bookmark text:name="line-36"/><text:bookmark text:name="line-37"/><text:bookmark text:name="line-38"/><text:bookmark text:name="Receiving"/>Receiving</text:h>
      <text:p text:style-name="Text_20_body"><text:bookmark text:name="line-39"/><text:bookmark text:name="line-40"/><text:bookmark text:name="line-41"/>Here's simple code to receive UDP messages in Python: <text:bookmark text:name="line-42"/><text:bookmark text:name="line-43"/><text:bookmark text:name="line-44"/><text:bookmark text:name="line-45"/><text:bookmark text:name="line-46"/><text:bookmark text:name="line-47"/><text:bookmark text:name="line-48"/><text:bookmark text:name="line-49"/></text:p>
      <text:p text:style-name="P5"><text:bookmark text:name="line-50"/><text:bookmark text:name="line-51"/><text:bookmark text:name="line-52"/><text:bookmark text:name="line-53"/><text:bookmark text:name="line-54"/><text:bookmark text:name="line-55"/><text:bookmark text:name="line-56"/><text:bookmark text:name="line-57"/><text:bookmark text:name="line-58"/><text:bookmark text:name="line-59"/><text:bookmark text:name="line-60"/><text:bookmark text:name="line-61"/><text:bookmark text:name="line-62"/><text:bookmark text:name="line-1-3"/><text:a xlink:type="simple" xlink:href="https://wiki.python.org/moin/UdpCommunication#" text:style-name="Internet_20_link" text:visited-style-name="Visited_20_Internet_20_Link">Toggle line numbers</text:a><text:span text:style-name="T1"> </text:span></text:p>
      <text:p text:style-name="P7"><text:bookmark text:name="CA-f5249aaa1ddf7e0924b3a03dc1b5d85e6eab15e7"/><text:a xlink:type="simple" xlink:href="https://wiki.python.org/moin/UdpCommunication#CA-f5249aaa1ddf7e0924b3a03dc1b5d85e6eab15e7_1" text:style-name="Internet_20_link" text:visited-style-name="Visited_20_Internet_20_Link"><text:s text:c="3"/></text:a><text:a xlink:type="simple" xlink:href="https://wiki.python.org/moin/UdpCommunication#CA-f5249aaa1ddf7e0924b3a03dc1b5d85e6eab15e7_1" text:style-name="Internet_20_link" text:visited-style-name="Visited_20_Internet_20_Link"><text:span text:style-name="T1">1</text:span></text:a><text:span text:style-name="T1"> </text:span><text:bookmark text:name="CA-f5249aaa1ddf7e0924b3a03dc1b5d85e6eab15e7_1"/><text:bookmark text:name="line-1-4"/><text:span text:style-name="T1">import socket</text:span></text:p>
      <text:p text:style-name="P7"><text:a xlink:type="simple" xlink:href="https://wiki.python.org/moin/UdpCommunication#CA-f5249aaa1ddf7e0924b3a03dc1b5d85e6eab15e7_2" text:style-name="Internet_20_link" text:visited-style-name="Visited_20_Internet_20_Link"><text:s text:c="3"/></text:a><text:a xlink:type="simple" xlink:href="https://wiki.python.org/moin/UdpCommunication#CA-f5249aaa1ddf7e0924b3a03dc1b5d85e6eab15e7_2" text:style-name="Internet_20_link" text:visited-style-name="Visited_20_Internet_20_Link"><text:span text:style-name="T1">2</text:span></text:a><text:span text:style-name="T1"> </text:span><text:bookmark text:name="CA-f5249aaa1ddf7e0924b3a03dc1b5d85e6eab15e7_2"/><text:bookmark text:name="line-2-2"/></text:p>
      <text:p text:style-name="P7"><text:a xlink:type="simple" xlink:href="https://wiki.python.org/moin/UdpCommunication#CA-f5249aaa1ddf7e0924b3a03dc1b5d85e6eab15e7_3" text:style-name="Internet_20_link" text:visited-style-name="Visited_20_Internet_20_Link"><text:s text:c="3"/></text:a><text:a xlink:type="simple" xlink:href="https://wiki.python.org/moin/UdpCommunication#CA-f5249aaa1ddf7e0924b3a03dc1b5d85e6eab15e7_3" text:style-name="Internet_20_link" text:visited-style-name="Visited_20_Internet_20_Link"><text:span text:style-name="T1">3</text:span></text:a><text:span text:style-name="T1"> </text:span><text:bookmark text:name="CA-f5249aaa1ddf7e0924b3a03dc1b5d85e6eab15e7_3"/><text:bookmark text:name="line-3-2"/><text:span text:style-name="T1">UDP_IP = "127.0.0.1"</text:span></text:p>
      <text:p text:style-name="P7"><text:a xlink:type="simple" xlink:href="https://wiki.python.org/moin/UdpCommunication#CA-f5249aaa1ddf7e0924b3a03dc1b5d85e6eab15e7_4" text:style-name="Internet_20_link" text:visited-style-name="Visited_20_Internet_20_Link"><text:s text:c="3"/></text:a><text:a xlink:type="simple" xlink:href="https://wiki.python.org/moin/UdpCommunication#CA-f5249aaa1ddf7e0924b3a03dc1b5d85e6eab15e7_4" text:style-name="Internet_20_link" text:visited-style-name="Visited_20_Internet_20_Link"><text:span text:style-name="T1">4</text:span></text:a><text:span text:style-name="T1"> </text:span><text:bookmark text:name="CA-f5249aaa1ddf7e0924b3a03dc1b5d85e6eab15e7_4"/><text:bookmark text:name="line-4-2"/><text:span text:style-name="T1">UDP_PORT = 5005</text:span></text:p>
      <text:p text:style-name="P7"><text:a xlink:type="simple" xlink:href="https://wiki.python.org/moin/UdpCommunication#CA-f5249aaa1ddf7e0924b3a03dc1b5d85e6eab15e7_5" text:style-name="Internet_20_link" text:visited-style-name="Visited_20_Internet_20_Link"><text:s text:c="3"/></text:a><text:a xlink:type="simple" xlink:href="https://wiki.python.org/moin/UdpCommunication#CA-f5249aaa1ddf7e0924b3a03dc1b5d85e6eab15e7_5" text:style-name="Internet_20_link" text:visited-style-name="Visited_20_Internet_20_Link"><text:span text:style-name="T1">5</text:span></text:a><text:span text:style-name="T1"> </text:span><text:bookmark text:name="CA-f5249aaa1ddf7e0924b3a03dc1b5d85e6eab15e7_5"/><text:bookmark text:name="line-5-2"/></text:p>
      <text:p text:style-name="P7"><text:a xlink:type="simple" xlink:href="https://wiki.python.org/moin/UdpCommunication#CA-f5249aaa1ddf7e0924b3a03dc1b5d85e6eab15e7_6" text:style-name="Internet_20_link" text:visited-style-name="Visited_20_Internet_20_Link"><text:s text:c="3"/></text:a><text:a xlink:type="simple" xlink:href="https://wiki.python.org/moin/UdpCommunication#CA-f5249aaa1ddf7e0924b3a03dc1b5d85e6eab15e7_6" text:style-name="Internet_20_link" text:visited-style-name="Visited_20_Internet_20_Link"><text:span text:style-name="T1">6</text:span></text:a><text:span text:style-name="T1"> </text:span><text:bookmark text:name="CA-f5249aaa1ddf7e0924b3a03dc1b5d85e6eab15e7_6"/><text:bookmark text:name="line-6-2"/><text:span text:style-name="T1">sock = socket.socket(socket.AF_INET, # Internet</text:span></text:p>
      <text:p text:style-name="P7"><text:a xlink:type="simple" xlink:href="https://wiki.python.org/moin/UdpCommunication#CA-f5249aaa1ddf7e0924b3a03dc1b5d85e6eab15e7_7" text:style-name="Internet_20_link" text:visited-style-name="Visited_20_Internet_20_Link"><text:s text:c="3"/></text:a><text:a xlink:type="simple" xlink:href="https://wiki.python.org/moin/UdpCommunication#CA-f5249aaa1ddf7e0924b3a03dc1b5d85e6eab15e7_7" text:style-name="Internet_20_link" text:visited-style-name="Visited_20_Internet_20_Link"><text:span text:style-name="T1">7</text:span></text:a><text:span text:style-name="T1"> </text:span><text:bookmark text:name="CA-f5249aaa1ddf7e0924b3a03dc1b5d85e6eab15e7_7"/><text:bookmark text:name="line-7-2"/><text:span text:style-name="T1"><text:s text:c="21"/>socket.SOCK_DGRAM) # UDP</text:span></text:p>
      <text:p text:style-name="P7"><text:a xlink:type="simple" xlink:href="https://wiki.python.org/moin/UdpCommunication#CA-f5249aaa1ddf7e0924b3a03dc1b5d85e6eab15e7_8" text:style-name="Internet_20_link" text:visited-style-name="Visited_20_Internet_20_Link"><text:s text:c="3"/></text:a><text:a xlink:type="simple" xlink:href="https://wiki.python.org/moin/UdpCommunication#CA-f5249aaa1ddf7e0924b3a03dc1b5d85e6eab15e7_8" text:style-name="Internet_20_link" text:visited-style-name="Visited_20_Internet_20_Link"><text:span text:style-name="T1">8</text:span></text:a><text:span text:style-name="T1"> </text:span><text:bookmark text:name="CA-f5249aaa1ddf7e0924b3a03dc1b5d85e6eab15e7_8"/><text:bookmark text:name="line-8-2"/><text:span text:style-name="T1">sock.bind((UDP_IP, UDP_PORT))</text:span></text:p>
      <text:p text:style-name="P7"><text:a xlink:type="simple" xlink:href="https://wiki.python.org/moin/UdpCommunication#CA-f5249aaa1ddf7e0924b3a03dc1b5d85e6eab15e7_9" text:style-name="Internet_20_link" text:visited-style-name="Visited_20_Internet_20_Link"><text:s text:c="3"/></text:a><text:a xlink:type="simple" xlink:href="https://wiki.python.org/moin/UdpCommunication#CA-f5249aaa1ddf7e0924b3a03dc1b5d85e6eab15e7_9" text:style-name="Internet_20_link" text:visited-style-name="Visited_20_Internet_20_Link"><text:span text:style-name="T1">9</text:span></text:a><text:span text:style-name="T1"> </text:span><text:bookmark text:name="CA-f5249aaa1ddf7e0924b3a03dc1b5d85e6eab15e7_9"/><text:bookmark text:name="line-9-2"/></text:p>
      <text:p text:style-name="P7"><text:a xlink:type="simple" xlink:href="https://wiki.python.org/moin/UdpCommunication#CA-f5249aaa1ddf7e0924b3a03dc1b5d85e6eab15e7_10" text:style-name="Internet_20_link" text:visited-style-name="Visited_20_Internet_20_Link"><text:s text:c="2"/></text:a><text:a xlink:type="simple" xlink:href="https://wiki.python.org/moin/UdpCommunication#CA-f5249aaa1ddf7e0924b3a03dc1b5d85e6eab15e7_10" text:style-name="Internet_20_link" text:visited-style-name="Visited_20_Internet_20_Link"><text:span text:style-name="T1">10</text:span></text:a><text:span text:style-name="T1"> </text:span><text:bookmark text:name="CA-f5249aaa1ddf7e0924b3a03dc1b5d85e6eab15e7_10"/><text:bookmark text:name="line-10-2"/><text:span text:style-name="T1">while True:</text:span></text:p>
      <text:p text:style-name="P7"><text:a xlink:type="simple" xlink:href="https://wiki.python.org/moin/UdpCommunication#CA-f5249aaa1ddf7e0924b3a03dc1b5d85e6eab15e7_11" text:style-name="Internet_20_link" text:visited-style-name="Visited_20_Internet_20_Link"><text:s text:c="2"/></text:a><text:a xlink:type="simple" xlink:href="https://wiki.python.org/moin/UdpCommunication#CA-f5249aaa1ddf7e0924b3a03dc1b5d85e6eab15e7_11" text:style-name="Internet_20_link" text:visited-style-name="Visited_20_Internet_20_Link"><text:span text:style-name="T1">11</text:span></text:a><text:span text:style-name="T1"> </text:span><text:bookmark text:name="CA-f5249aaa1ddf7e0924b3a03dc1b5d85e6eab15e7_11"/><text:bookmark text:name="line-11-2"/><text:span text:style-name="T1"><text:s text:c="4"/>data, addr = sock.recvfrom(1024) # buffer size is 1024 bytes</text:span></text:p>
      <text:p text:style-name="P6"><text:a xlink:type="simple" xlink:href="https://wiki.python.org/moin/UdpCommunication#CA-f5249aaa1ddf7e0924b3a03dc1b5d85e6eab15e7_12" text:style-name="Internet_20_link" text:visited-style-name="Visited_20_Internet_20_Link"><text:s text:c="2"/></text:a><text:a xlink:type="simple" xlink:href="https://wiki.python.org/moin/UdpCommunication#CA-f5249aaa1ddf7e0924b3a03dc1b5d85e6eab15e7_12" text:style-name="Internet_20_link" text:visited-style-name="Visited_20_Internet_20_Link"><text:span text:style-name="T1">12</text:span></text:a><text:span text:style-name="T1"> </text:span><text:bookmark text:name="CA-f5249aaa1ddf7e0924b3a03dc1b5d85e6eab15e7_12"/><text:bookmark text:name="line-12-2"/><text:span text:style-name="T1"><text:s text:c="4"/>print "received message:", data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Körsten</meta:initial-creator>
    <meta:creation-date>2016-09-28T20:44:29.292000000</meta:creation-date>
    <dc:date>2016-09-28T21:42:41.548000000</dc:date>
    <dc:creator>Daniel Körsten</dc:creator>
    <meta:editing-duration>PT34M33S</meta:editing-duration>
    <meta:editing-cycles>2</meta:editing-cycles>
    <meta:generator>LibreOffice/5.2.0.4$Windows_X86_64 LibreOffice_project/066b007f5ebcc236395c7d282ba488bca6720265</meta:generator>
    <meta:document-statistic meta:table-count="0" meta:image-count="0" meta:object-count="0" meta:page-count="1" meta:paragraph-count="41" meta:word-count="166" meta:character-count="1129" meta:non-whitespace-character-count="885"/>
  </office:meta>
</office:document-meta>
</file>